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0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3-01" calcext:value-type="date">
            <text:p>03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3-01" calcext:value-type="date">
            <text:p>03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</meta:creation-date>
    <dc:language>en-US</dc:language>
    <dc:date>2025-02-23T16:12:41.164000000</dc:date>
    <meta:editing-cycles>49</meta:editing-cycles>
    <meta:editing-duration>PT2H55M20S</meta:editing-duration>
    <meta:generator>LibreOffice/7.0.3.1$Windows_X86_64 LibreOffice_project/d7547858d014d4cf69878db179d326fc3483e082</meta:generator>
    <meta:document-statistic meta:table-count="1" meta:cell-count="32" meta:object-count="1"/>
  </office:meta>
</office:document-meta>
</file>